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loext:opacity="100%" fo:font-weight="bold" officeooo:paragraph-rsid="0004d092" fo:background-color="#ffffff" style:font-weight-asian="bold" style:font-weight-complex="bold"/>
    </style:style>
    <style:style style:name="P2" style:family="paragraph" style:parent-style-name="Standard">
      <style:paragraph-properties fo:margin-left="0in" fo:margin-right="0in" fo:text-align="center" style:justify-single-word="false" fo:text-indent="0in" style:auto-text-indent="false"/>
      <style:text-properties fo:color="#000000" loext:opacity="100%" fo:font-size="28pt" fo:font-weight="bold" officeooo:paragraph-rsid="0004d092" fo:background-color="#ffffff" style:font-size-asian="28pt" style:font-weight-asian="bold" style:font-size-complex="28pt" style:font-weight-complex="bold"/>
    </style:style>
    <style:style style:name="P3"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6pt" fo:font-weight="bold" fo:background-color="#ffffff" style:font-size-asian="16pt" style:font-weight-asian="bold" style:font-size-complex="16pt" style:font-weight-complex="bold"/>
    </style:style>
    <style:style style:name="P4"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6pt" fo:font-weight="bold" officeooo:paragraph-rsid="0004d092" fo:background-color="#ffffff" style:font-size-asian="16pt" style:font-weight-asian="bold" style:font-size-complex="16pt" style:font-weight-complex="bold"/>
    </style:style>
    <style:style style:name="P5"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6pt" fo:font-weight="bold" officeooo:paragraph-rsid="000667ca" fo:background-color="#ffffff" style:font-size-asian="16pt" style:font-weight-asian="bold" style:font-size-complex="16pt" style:font-weight-complex="bold"/>
    </style:style>
    <style:style style:name="P6"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6pt" fo:font-weight="bold" officeooo:paragraph-rsid="000d3442" fo:background-color="#ffffff" style:font-size-asian="16pt" style:font-weight-asian="bold" style:font-size-complex="16pt" style:font-weight-complex="bold"/>
    </style:style>
    <style:style style:name="P7" style:family="paragraph" style:parent-style-name="Standard">
      <style:paragraph-properties fo:margin-left="0in" fo:margin-right="0in" fo:text-align="center" style:justify-single-word="false" fo:text-indent="0in" style:auto-text-indent="false"/>
      <style:text-properties fo:color="#000000" loext:opacity="100%" fo:font-size="14pt" fo:font-weight="bold" officeooo:paragraph-rsid="0004d092" fo:background-color="#ffffff" style:font-size-asian="14pt" style:font-weight-asian="bold" style:font-size-complex="14pt" style:font-weight-complex="bold"/>
    </style:style>
    <style:style style:name="P8"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4pt" fo:font-weight="bold" fo:background-color="#ffffff" style:font-size-asian="14pt" style:font-weight-asian="bold" style:font-size-complex="14pt" style:font-weight-complex="bold"/>
    </style:style>
    <style:style style:name="P9"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5pt" fo:font-weight="bold" fo:background-color="#ffffff" style:font-size-asian="15pt" style:font-weight-asian="bold" style:font-size-complex="15pt" style:font-weight-complex="bold"/>
    </style:style>
    <style:style style:name="P10" style:family="paragraph" style:parent-style-name="Standard">
      <style:paragraph-properties fo:margin-left="0in" fo:margin-right="0in" fo:text-indent="0in" style:auto-text-indent="false">
        <style:tab-stops>
          <style:tab-stop style:position="0.8134in"/>
        </style:tab-stops>
      </style:paragraph-properties>
      <style:text-properties fo:color="#000000" loext:opacity="100%" fo:font-size="15pt" fo:font-weight="bold" officeooo:paragraph-rsid="0004d092" fo:background-color="#ffffff" style:font-size-asian="15pt" style:font-weight-asian="bold" style:font-size-complex="15pt" style:font-weight-complex="bold"/>
    </style:style>
    <style:style style:name="P11" style:family="paragraph" style:parent-style-name="Standard">
      <style:paragraph-properties fo:margin-left="0in" fo:margin-right="0in" fo:text-align="center" style:justify-single-word="false" fo:text-indent="0in" style:auto-text-indent="false">
        <style:tab-stops>
          <style:tab-stop style:position="0.8134in"/>
        </style:tab-stops>
      </style:paragraph-properties>
      <style:text-properties fo:color="#000000" loext:opacity="100%" fo:font-size="20pt" fo:font-weight="bold" fo:background-color="#ffffff" style:font-size-asian="20pt" style:font-weight-asian="bold" style:font-size-complex="20pt" style:font-weight-complex="bold"/>
    </style:style>
    <style:style style:name="P12" style:family="paragraph" style:parent-style-name="Standard">
      <style:paragraph-properties fo:margin-left="0in" fo:margin-right="0in" fo:text-indent="0in" style:auto-text-indent="false">
        <style:tab-stops>
          <style:tab-stop style:position="0.8134in"/>
        </style:tab-stops>
      </style:paragraph-properties>
      <style:text-properties fo:font-size="16pt" officeooo:paragraph-rsid="000ec873" style:font-size-asian="16pt" style:font-size-complex="16pt"/>
    </style:style>
    <style:style style:name="T1" style:family="text">
      <style:text-properties fo:color="#000000" loext:opacity="100%" fo:font-weight="bold" fo:background-color="#ffffff" loext:char-shading-value="0" style:font-weight-asian="bold" style:font-weight-complex="bold"/>
    </style:style>
    <style:style style:name="T2" style:family="text">
      <style:text-properties fo:color="#000000" loext:opacity="100%" fo:font-weight="bold" officeooo:rsid="0004d092" fo:background-color="#ffffff" loext:char-shading-value="0" style:font-weight-asian="bold" style:font-weight-complex="bold"/>
    </style:style>
    <style:style style:name="T3" style:family="text">
      <style:text-properties fo:color="#000000" loext:opacity="100%" fo:font-weight="bold" officeooo:rsid="000ec873" fo:background-color="#ffffff" loext:char-shading-value="0" style:font-weight-asian="bold" style:font-weight-complex="bold"/>
    </style:style>
    <style:style style:name="T4" style:family="text">
      <style:text-properties fo:font-size="24pt" style:font-size-asian="24pt" style:font-size-complex="24pt"/>
    </style:style>
    <style:style style:name="T5" style:family="text">
      <style:text-properties fo:font-size="16pt" style:font-size-asian="16pt" style:font-size-complex="16pt"/>
    </style:style>
    <style:style style:name="T6" style:family="text">
      <style:text-properties fo:font-size="16pt" officeooo:rsid="0004d092" style:font-size-asian="16pt" style:font-size-complex="16pt"/>
    </style:style>
    <style:style style:name="T7" style:family="text">
      <style:text-properties fo:font-size="16pt" officeooo:rsid="000de1a3" style:font-size-asian="16pt" style:font-size-complex="16pt"/>
    </style:style>
    <style:style style:name="T8" style:family="text">
      <style:text-properties fo:font-size="16pt" officeooo:rsid="000ec873" style:font-size-asian="16pt" style:font-size-complex="16pt"/>
    </style:style>
    <style:style style:name="T9" style:family="text">
      <style:text-properties officeooo:rsid="0004d092"/>
    </style:style>
    <style:style style:name="T10" style:family="text">
      <style:text-properties officeooo:rsid="00062a89"/>
    </style:style>
    <style:style style:name="T11" style:family="text">
      <style:text-properties fo:font-size="14pt" style:font-size-asian="14pt" style:font-size-complex="14pt"/>
    </style:style>
    <style:style style:name="T12" style:family="text">
      <style:text-properties officeooo:rsid="0007e63c"/>
    </style:style>
    <style:style style:name="T13" style:family="text">
      <style:text-properties officeooo:rsid="000b1f1b"/>
    </style:style>
    <style:style style:name="T14" style:family="text">
      <style:text-properties officeooo:rsid="000d3442"/>
    </style:style>
    <style:style style:name="T15" style:family="text">
      <style:text-properties officeooo:rsid="000ec8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Chesterton Academy Summer Program </text:p>
      <text:p text:style-name="P1"><text:span text:style-name="T4">Design Build &amp; Educate Now Hiring</text:span><text:span text:style-name="T11"/></text:p>
      <text:p text:style-name="P7"/>
      <text:p text:style-name="P9"><text:tab/>DB&amp;E Inc is a 1970 "simulated company" that predates Apple Inc.'s beginning by approximately 7 years. It is DB&amp;E Inc.'s goal to design and build a fully functional 8-bit computer similar to the Apple II, albeit, with somewhat less functionality(eg switches vs keyboard and 7-Segment Displays vs Monitor).</text:p>
      <text:p text:style-name="P9"/>
      <text:p text:style-name="P9"><text:tab/>The company's structure will consist of "CEO" and five departments: Engineering, Drafting, Technician, Computer, and Media Arts. Applications are now being accepted for those six positions.<text:span text:style-name="T11"/></text:p>
      <text:p text:style-name="P8"/>
      <text:p text:style-name="P9"><text:tab/>Each chosen applicant will fill one of those positions. While each person will have the responsibility as a Manager, they will also be called upon to be workers under any or all of the other Departments at any time. This project is designed at a level such that no Chesterton student should find themselves overwhelmed! It is expected that, at anytime you find yourselves unable to figure something out, one or more of your colleagues will come to your rescue. So! it's an opportunity to be "collaborative". <text:span text:style-name="T11"/></text:p>
      <text:p text:style-name="P8"><text:s text:c="11"/></text:p>
      <text:p text:style-name="P11">Why should you want to sign up?</text:p>
      <text:p text:style-name="P3"><text:span text:style-name="T9">1.</text:span><text:span text:style-name="T15">)</text:span><text:span text:style-name="T9"> <text:s/></text:span>You can practi<text:span text:style-name="T9">c</text:span>e being a manager. </text:p>
      <text:p text:style-name="P3"><text:span text:style-name="T9">2.</text:span><text:span text:style-name="T15">)</text:span><text:span text:style-name="T9"> <text:s/></text:span>You can experience an act<text:span text:style-name="T9">u</text:span>al "work like" environment. </text:p>
      <text:p text:style-name="P3"><text:span text:style-name="T9">3.</text:span><text:span text:style-name="T15">)</text:span><text:span text:style-name="T9"> <text:s/></text:span>You can experience working as a team. </text:p>
      <text:p text:style-name="P6"><text:span text:style-name="T9">4.</text:span><text:span text:style-name="T15">)</text:span><text:span text:style-name="T9"> <text:s/></text:span>You will have the experience of filling out an application and asking someone to write a letter <text:span text:style-name="T14">of reference</text:span> for you. </text:p>
      <text:p text:style-name="P3"><text:span text:style-name="T9">5.</text:span><text:span text:style-name="T15">)</text:span><text:span text:style-name="T9"> <text:s/></text:span>You will obtain a fundamental knowledge of how each and every computer functions. </text:p>
      <text:p text:style-name="P3"><text:span text:style-name="T9">6.</text:span><text:span text:style-name="T15">)</text:span><text:span text:style-name="T9"> </text:span>You will experience the fundamentals of all Programming Languages. </text:p>
      <text:p text:style-name="P3"><text:span text:style-name="T9">7.</text:span><text:span text:style-name="T15">)</text:span><text:span text:style-name="T9"> </text:span>You will experience using "Visual Studio Code" (VS Code) an "Integrated Development Environment"(IDE). It's just one of many available "software tools" indispensable to Computer Programmers. </text:p>
      <text:p text:style-name="P5"><text:span text:style-name="T9">8.</text:span><text:span text:style-name="T15">)</text:span><text:span text:style-name="T9"> <text:s/></text:span>You will learn the basics of Web Development (HTML / CSS / JavaScript).</text:p>
      <text:p text:style-name="P5"><text:soft-page-break/><text:span text:style-name="T9">9.</text:span><text:span text:style-name="T15">)</text:span><text:span text:style-name="T9"> <text:s/></text:span>You will learn the basics of GitHub, a professional version control system which is also where your Company Website is hosted. </text:p>
      <text:p text:style-name="P10"><text:span text:style-name="T6">10.</text:span><text:span text:style-name="T8">)</text:span><text:span text:style-name="T6"> <text:s/></text:span><text:span text:style-name="T5">You will learn the basics of C/C++ by programming the Arduino </text:span><text:span text:style-name="T7">Micro-controller</text:span><text:span text:style-name="T5">. </text:span><text:s/></text:p>
      <text:p text:style-name="P4"><text:span text:style-name="T9">11.</text:span><text:span text:style-name="T15">)</text:span><text:span text:style-name="T9"> <text:s/></text:span>You will experience being a "Design Engineer" and working with "Design Software" (Digital) </text:p>
      <text:p text:style-name="P3"><text:span text:style-name="T9">12.</text:span><text:span text:style-name="T15">)</text:span><text:span text:style-name="T9"> <text:s text:c="2"/></text:span>You will experience programming the EEPROMs in "Digital" using JavaScript as well as programming actual <text:span text:style-name="T12">physical </text:span>EEPROMs utilizing C++ and Arduino.</text:p>
      <text:p text:style-name="P3"><text:span text:style-name="T9">13.</text:span><text:span text:style-name="T15">)</text:span><text:span text:style-name="T9"> <text:s/></text:span>You will experience being an "Architect"/"Draftsman" by utilizing the software called "Fritzing". </text:p>
      <text:p text:style-name="P3"><text:span text:style-name="T9">14.</text:span><text:span text:style-name="T15">)</text:span><text:span text:style-name="T9"> <text:s/></text:span>You will have the opportunity to get your hands dirty by cutting and stripping wires and connecting parts according to the Schematic <text:span text:style-name="T9">created in Fritzing</text:span>. </text:p>
      <text:p text:style-name="P3"><text:span text:style-name="T9">15.</text:span><text:span text:style-name="T15">)</text:span><text:span text:style-name="T9"> <text:s/></text:span>You will have the opportunity to create "Vector" images using Inkscape. </text:p>
      <text:p text:style-name="P3"><text:span text:style-name="T9">16.</text:span><text:span text:style-name="T15">)</text:span><text:span text:style-name="T9"> <text:s/></text:span>You will have the opportunity to take pictures and modify them in GIMP (a free version of Photoshop). </text:p>
      <text:p text:style-name="P3"><text:span text:style-name="T9">17.</text:span><text:span text:style-name="T15">)</text:span><text:span text:style-name="T9"> <text:s/></text:span>You will have the opportunity to make videos of your work, modify them in Kdenlive (or DaVinci Resolve<text:span text:style-name="T13">).</text:span> </text:p>
      <text:p text:style-name="P3"><text:span text:style-name="T9">18.</text:span><text:span text:style-name="T15">)</text:span><text:span text:style-name="T9"> <text:s/></text:span>You will have the opportunity to add "text", "images", "videos" etc to the Company Web Site on GitHub.</text:p>
      <text:p text:style-name="P3"><text:span text:style-name="T9">19.</text:span><text:span text:style-name="T15">)</text:span><text:span text:style-name="T9"> <text:s/></text:span>Probably the most important learning experience you will have is "trouble shooting". In every aspect of this project there will be mistakes: some minor, some catastrophic. some will be easy to detect while others will not. Did you notice the mistake I just made? After “catastrophic” there should be a <text:span text:style-name="T10">comma</text:span>(,) not a <text:span text:style-name="T10">period</text:span>(.). There's probably never been a computer programmer that hasn't beat their head against a wall trying to find errors like that!</text:p>
      <text:p text:style-name="P3"><text:tab/>When doing the final wiring on a "breadboard" it's not unusual to be "off by one"(eg a wire is put in one hole which should have been placed in the adjacent hole!). When there are 10 other wires all bunched together around it, that one wire may be difficult to find, but find it you must because the computers going to malfunction as it is!</text:p>
      <text:p text:style-name="P12"><text:span text:style-name="T2">20.</text:span><text:span text:style-name="T3">)</text:span><text:span text:style-name="T2"> <text:s/></text:span><text:span text:style-name="T1">When everything is completed and working properly, you can pat each other on the back and say: "Job well done"! It's a Team effor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3T04:03:18.153000000</meta:creation-date>
    <dc:date>2025-03-04T11:17:37.123000000</dc:date>
    <meta:editing-duration>PT59M39S</meta:editing-duration>
    <meta:editing-cycles>10</meta:editing-cycles>
    <meta:generator>LibreOffice/7.6.0.3$Windows_X86_64 LibreOffice_project/69edd8b8ebc41d00b4de3915dc82f8f0fc3b6265</meta:generator>
    <meta:document-statistic meta:table-count="0" meta:image-count="0" meta:object-count="0" meta:page-count="3" meta:paragraph-count="28" meta:word-count="634" meta:character-count="3884" meta:non-whitespace-character-count="3225"/>
  </office:meta>
</office:document-meta>
</file>